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ay of week</text:p>
          </table:table-cell>
          <table:table-cell office:value-type="string" calcext:value-type="string">
            <text:p>n tweets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verage(mean)</text:p>
          </table:table-cell>
          <table:table-cell office:value-type="string" calcext:value-type="string">
            <text:p>%pos</text:p>
          </table:table-cell>
          <table:table-cell office:value-type="string" calcext:value-type="string">
            <text:p>%n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192176404" calcext:value-type="float">
            <text:p>0.192176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e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.199114894" calcext:value-type="float">
            <text:p>0.1991148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d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203909346" calcext:value-type="float">
            <text:p>0.203909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136297619" calcext:value-type="float">
            <text:p>0.1362976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.128733721" calcext:value-type="float">
            <text:p>0.12873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.122371875" calcext:value-type="float">
            <text:p>0.1223718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0.104705102" calcext:value-type="float">
            <text:p>0.10470510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 of week</text:p>
          </table:table-cell>
          <table:table-cell table:style-name="ce1" office:value-type="string" calcext:value-type="string">
            <text:p>n tweets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average(mea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n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192176404" calcext:value-type="float">
            <text:p>0.19217640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ue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.199114894" calcext:value-type="float">
            <text:p>0.19911489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d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203909346" calcext:value-type="float">
            <text:p>0.2039093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u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136297619" calcext:value-type="float">
            <text:p>0.13629761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ri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.128733721" calcext:value-type="float">
            <text:p>0.1287337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t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.122371875" calcext:value-type="float">
            <text:p>0.1223718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n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0.104705102" calcext:value-type="float">
            <text:p>0.1047051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SUM([.B12:.B18])" office:value-type="float" office:value="654" calcext:value-type="float">
            <text:p>654</text:p>
          </table:table-cell>
          <table:table-cell table:style-name="ce3" table:formula="of:=SUM([.C12:.C18])" office:value-type="float" office:value="260" calcext:value-type="float">
            <text:p>260</text:p>
          </table:table-cell>
          <table:table-cell table:style-name="ce3" table:formula="of:=SUM([.D12:.D18])" office:value-type="float" office:value="81" calcext:value-type="float">
            <text:p>81</text:p>
          </table:table-cell>
          <table:table-cell table:style-name="ce3" table:formula="of:=SUM([.E12:.E18])" office:value-type="float" office:value="313" calcext:value-type="float">
            <text:p>313</text:p>
          </table:table-cell>
          <table:table-cell table:style-name="ce3" office:value-type="float" office:value="0.156219725" calcext:value-type="float">
            <text:p>0.156219725</text:p>
          </table:table-cell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d and Sun</text:p>
          </table:table-cell>
          <table:table-cell/>
          <table:table-cell table:style-name="ce4" office:value-type="string" calcext:value-type="string">
            <text:p>p &lt;= 0.042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d and rest of week</text:p>
          </table:table-cell>
          <table:table-cell/>
          <table:table-cell table:style-name="ce4" office:value-type="string" calcext:value-type="string">
            <text:p>p &lt;= 0.14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n and rest of week</text:p>
          </table:table-cell>
          <table:table-cell/>
          <table:table-cell table:style-name="ce4" office:value-type="string" calcext:value-type="string">
            <text:p>p &lt;= 0.127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07:52:28.976102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3:17:13.903830380</meta:creation-date>
    <dc:date>2016-12-05T08:20:28.444487771</dc:date>
    <meta:editing-duration>PT44M49S</meta:editing-duration>
    <meta:editing-cycles>8</meta:editing-cycles>
    <meta:generator>LibreOffice/5.1.4.2$Linux_X86_64 LibreOffice_project/10m0$Build-2</meta:generator>
    <meta:document-statistic meta:table-count="1" meta:cell-count="110" meta:object-count="0"/>
  </office:meta>
</office:document-meta>
</file>